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penser-déjà-à-la-valorisation-du-jeu"/>Penser déjà à la valorisation du jeu<text:bookmark-end text:name="penser-déjà-à-la-valorisation-du-jeu"/></text:h>
      <text:p text:style-name="First_20_paragraph">Nous nous situons dans le cadre de la Science Ouverte. Par conséquent, nous n’avons pas pour but de rendre notre code source inaccessible pour pouvoir en faire une exploitation commerciale. Même si une exploitation commerciale peut en être faite, d’une manière ou d’une autre, le code doit rester FAIR : trouvable, accessible, interopérable et réutilisable. Il reste néanmoins un grand nombre de choix à opérer pour réaliser cet objectif. Sur le chapitre de la réutilisation, notamment se pose la question de la licence à apposer au code source qui sera développé. A ce sujet, il est important que nous nous interrogions qu’en tant que concepteurs et conceptrices du logiciel, sur le cadre général dans lequel s’inscrit notre activité de chercheurs et chercheuses, et à titre accessoire de développeurs et développeuses : qu’elles soient énoncées par notre laboratoire, notre université ou le service de valorisation de celle-ci, des règles ou des pistes de valorisation (terme à ne pas entendre au strict sens de valorisation commerciale) peuvent déjà exister et il importe d’indentifier en amont ces interlocuteurs et de prendre contact avec eux, notamment pour décider de la licence à appliquer, car un code source sans licence explicite ne sera de toute façon pas réutilisable d’un point de vue lég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03-27T08:29:13Z</meta:creation-date>
    <dc:date>2025-03-27T08:29:13Z</dc:date>
  </office:meta>
</office:document-meta>
</file>